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2pt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24.75pt" style:use-optimal-row-height="tru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0" table:visibility="collapse"/>
        <table:table-column table:style-name="co2" table:default-cell-style-name="ce18"/>
        <table:table-column table:style-name="co4" table:number-columns-repeated="16379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office:value-type="string" table:style-name="ce1">
            <text:p>Столбец1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700" table:style-name="ce1">
            <text:p>700</text:p>
          </table:table-cell>
          <table:table-cell office:value-type="float" office:value="700" table:formula="of:=[.E2]" table:style-name="ce1">
            <text:p>7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058 Колбаса Докторская Особая ТМ Особый рецепт,<text:s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table:style-name="ce1"/>
          <table:table-cell office:value-type="float" office:value="0" table:formula="of:=[.E4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formula="of:=[.E5]" table:style-name="ce1">
            <text:p>10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0">
            <text:p>043 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7]" table:style-name="ce1">
            <text:p>1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[.E9]" table:style-name="ce1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10]" table:style-name="ce1">
            <text:p>1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023 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10" table:style-name="ce1">
            <text:p>10</text:p>
          </table:table-cell>
          <table:table-cell office:value-type="float" office:value="4" table:formula="of:=[.E11]*0.4" table:style-name="ce1">
            <text:p>4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[.E12]" table:style-name="ce1">
            <text:p>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025 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210" table:style-name="ce1">
            <text:p>210</text:p>
          </table:table-cell>
          <table:table-cell office:value-type="float" office:value="210" table:formula="of:=[.E14]" table:style-name="ce1">
            <text:p>21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059 Колбаса Докторская по-стародворски<text:s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21]" table:style-name="ce1">
            <text:p>1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30" table:style-name="ce1">
            <text:p>130</text:p>
          </table:table-cell>
          <table:table-cell office:value-type="float" office:value="130" table:formula="of:=[.E22]" table:style-name="ce1">
            <text:p>13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23]" table:style-name="ce1">
            <text:p>10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[.E24]" table:style-name="ce1">
            <text:p>8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table:style-name="ce1"/>
          <table:table-cell office:value-type="float" office:value="0" table:formula="of:=[.E25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[.E26]" table:style-name="ce1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[.E27]" table:style-name="ce1">
            <text:p>8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"/>
          <table:table-cell office:value-type="float" office:value="0" table:formula="of:=[.E29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"/>
          <table:table-cell office:value-type="float" office:value="0" table:formula="of:=[.E32]" table:style-name="ce1">
            <text:p>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"/>
          <table:table-cell office:value-type="float" office:value="0" table:formula="of:=[.E33]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E34]" table:style-name="ce1">
            <text:p>2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30" table:style-name="ce1">
            <text:p>30</text:p>
          </table:table-cell>
          <table:table-cell office:value-type="float" office:value="30" table:formula="of:=[.E35]" table:style-name="ce1">
            <text:p>3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style-name="ce1"/>
          <table:table-cell office:value-type="float" office:value="0" table:formula="of:=[.E36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[.E37]" table:style-name="ce1">
            <text:p>8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[.E38]" table:style-name="ce1">
            <text:p>8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"/>
          <table:table-cell office:value-type="float" office:value="0" table:formula="of:=[.E4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90" table:style-name="ce1">
            <text:p>90</text:p>
          </table:table-cell>
          <table:table-cell office:value-type="float" office:value="90" table:formula="of:=[.E41]" table:style-name="ce1">
            <text:p>9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office:value-type="float" office:value="45" table:style-name="ce1">
            <text:p>45</text:p>
          </table:table-cell>
          <table:table-cell office:value-type="float" office:value="45" table:formula="of:=[.E42]" table:style-name="ce1">
            <text:p>45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43]" table:style-name="ce1">
            <text:p>1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400" table:style-name="ce1">
            <text:p>1400</text:p>
          </table:table-cell>
          <table:table-cell office:value-type="float" office:value="1400" table:formula="of:=[.E44]" table:style-name="ce1">
            <text:p>14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90" table:style-name="ce1">
            <text:p>90</text:p>
          </table:table-cell>
          <table:table-cell office:value-type="float" office:value="90" table:formula="of:=[.E45]" table:style-name="ce1">
            <text:p>9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table:style-name="ce1"/>
          <table:table-cell office:value-type="float" office:value="0" table:formula="of:=[.E48]" table:style-name="ce1">
            <text:p>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"/>
          <table:table-cell office:value-type="float" office:value="0" table:formula="of:=[.E49]" table:style-name="ce1">
            <text:p>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"/>
          <table:table-cell office:value-type="float" office:value="0" table:formula="of:=[.E5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40" table:style-name="ce1">
            <text:p>40</text:p>
          </table:table-cell>
          <table:table-cell office:value-type="float" office:value="40" table:formula="of:=[.E52]" table:style-name="ce1">
            <text:p>4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"/>
          <table:table-cell office:value-type="float" office:value="0" table:formula="of:=[.E5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30" table:formula="of:=[.E54]" table:style-name="ce1">
            <text:p>30</text:p>
          </table:table-cell>
          <table:table-cell table:number-columns-repeated="16378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"/>
          <table:table-cell office:value-type="float" office:value="0" table:formula="of:=[.E55]" table:style-name="ce1">
            <text:p>0</text:p>
          </table:table-cell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855" table:formula="of:=SUM([.E2:.E54])" table:style-name="ce18">
            <text:p>4855</text:p>
          </table:table-cell>
          <table:table-cell office:value-type="float" office:value="4849" table:formula="of:=SUBTOTAL(109;[.F2:.F55])" table:style-name="ce18">
            <text:p>4849</text:p>
          </table:table-cell>
          <table:table-cell table:number-columns-repeated="16378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19"/>
          <table:table-cell table:style-name="ce18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5">
          <table:table-cell table:number-columns-repeated="16384"/>
        </table:table-row>
      </table:table>
      <table:table table:name="Лист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Лист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Лист1.A1:Лист1.F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2-04T08:28:29Z</dc:date>
    <meta:print-date>2025-01-31T14:32:17Z</meta:print-date>
    <meta:editing-cycles>136</meta:editing-cycles>
    <meta:editing-duration>PT183439S</meta:editing-duration>
  </office:meta>
</office:document-meta>
</file>